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5D1000001C2000001C21EA1EB8F9EBF2F2B.svg" manifest:media-type="image/svg+xml"/>
  <manifest:file-entry manifest:full-path="Pictures/10000201000000110000001121473339C364DFBA.png" manifest:media-type="image/png"/>
  <manifest:file-entry manifest:full-path="Pictures/10000459000001C2000001C2DD4AA9F0D6688EC4.svg" manifest:media-type="image/svg+xml"/>
  <manifest:file-entry manifest:full-path="Pictures/10000201000000100000001004B70AE4598E9B2E.png" manifest:media-type="image/png"/>
  <manifest:file-entry manifest:full-path="Pictures/100002010000001000000010F11ADABF240C0376.png" manifest:media-type="image/png"/>
  <manifest:file-entry manifest:full-path="Pictures/100002010000001000000010965A90E0C5EB92FC.png" manifest:media-type="image/png"/>
  <manifest:file-entry manifest:full-path="Pictures/100002010000001100000011405395729D242220.png" manifest:media-type="image/png"/>
  <manifest:file-entry manifest:full-path="Pictures/10000201000000100000001065C25B25E7D8F9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officeooo:rsid="000bb16d" officeooo:paragraph-rsid="000bb16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fr" fo:country="FR"/>
    </style:style>
    <style:style style:name="P5" style:family="paragraph" style:parent-style-name="Text_20_body" style:list-style-name="L84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0bb16d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language="fr" fo:country="FR"/>
    </style:style>
    <style:style style:name="T2" style:family="text">
      <style:text-properties officeooo:rsid="000fc60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ème de marrons</text:p>
      <text:p text:style-name="P2"/>
      <text:p text:style-name="P2"><text:a xlink:type="simple" xlink:href="https://www.facebook.com/groups/2398771167010554/?multi_permalinks=3116563135231350&amp;hoisted_section_header_type=recently_seen" text:style-name="Internet_20_link" text:visited-style-name="Visited_20_Internet_20_Link">https://www.facebook.com/groups/2398771167010554/?multi_permalinks=3116563135231350&amp;hoisted_section_header_type=recently_seen</text:a> </text:p>
      <text:p text:style-name="Standard"/>
      <text:p text:style-name="Standard"/>
      <text:p text:style-name="Standard"><text:a xlink:type="simple" xlink:href="https://www.facebook.com/groups/2398771167010554/user/1386394408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Audrey Poissonneau</text:a></text:p>
      <text:p text:style-name="P1">Vous les avez cuits comment? Je viens d’en cuire 3kg à l’eau mais impossible de les peler…je suis désespérée…</text:p>
      <text:p text:style-name="Standard"><draw:frame draw:style-name="fr1" draw:name="Image1" text:anchor-type="as-char" svg:width="0.423cm" svg:height="0.423cm" draw:z-index="0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160050329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Orl Orl</text:a></text:p>
      <text:p text:style-name="P3"><text:a xlink:type="simple" xlink:href="https://www.facebook.com/groups/2398771167010554/user/1386394408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Audrey Poissonneau</text:a><text:span text:style-name="T1"> fayt les entailler, cuire 30 minutes à feu doux, et après on peut sortir la chair sans problème </text:span></text:p>
      <text:p text:style-name="P3"><draw:frame draw:style-name="fr1" draw:name="Image2" text:anchor-type="as-char" svg:width="0.423cm" svg:height="0.423cm" draw:z-index="1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386394408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Audrey Poissonneau</text:a></text:p>
      <text:p text:style-name="P3"><text:a xlink:type="simple" xlink:href="https://www.facebook.com/groups/2398771167010554/user/1160050329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Orl Orl</text:a><text:span text:style-name="T1"> bon ben…j’ai pourtant fait ça mais impossibles a peler…je vais tenter de les repasser à l’eau chaude par petit tas voir si ça se pèle mieux chaud</text:span></text:p>
      <text:p text:style-name="P3"><draw:frame draw:style-name="fr1" draw:name="Image3" text:anchor-type="as-char" svg:width="0.423cm" svg:height="0.423cm" draw:z-index="2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386394408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Audrey Poissonneau</text:a><text:span text:style-name="T1"> des fois je les laisse tremper quelques heures avant de les cuire...</text:span></text:p>
      <text:p text:style-name="P4">Et l'entaille faut qu'elle soit grosse c'est plus simple. </text:p>
      <text:p text:style-name="P4">Comme ça on a direct de la farine de châtaignes, pour faire de la crème il un gâteau c'est top</text:p>
      <text:p text:style-name="P3"><draw:frame draw:style-name="fr1" draw:name="Image4" text:anchor-type="as-char" svg:width="0.423cm" svg:height="0.423cm" draw:z-index="3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386394408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Audrey Poissonneau</text:a><text:span text:style-name="T1"> oui il faut les plonger dans l'eau bouillante par petites quantités pour pouvoir les peler chaudes.</text:span></text:p>
      <text:p text:style-name="P3"><draw:frame draw:style-name="fr1" draw:name="Image5" text:anchor-type="as-char" svg:width="0.423cm" svg:height="0.423cm" draw:z-index="4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00004383370648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Vicky DeVecchi</text:a><text:span text:style-name="T1"> super merci du conseil </text:span><text:span text:style-name="T1"><draw:frame draw:style-name="fr1" draw:name="Image6" text:anchor-type="as-char" svg:width="0.423cm" svg:height="0.423cm" draw:z-index="5"><draw:image xlink:href="Pictures/10000201000000100000001065C25B25E7D8F98C.png" xlink:type="simple" xlink:show="embed" xlink:actuate="onLoad" loext:mime-type="image/png"/><svg:title>👍</svg:title></draw:frame></text:span><text:span text:style-name="T1"><draw:frame draw:style-name="fr1" draw:name="Image7" text:anchor-type="as-char" svg:width="0.423cm" svg:height="0.423cm" draw:z-index="6"><draw:image xlink:href="Pictures/10000201000000100000001004B70AE4598E9B2E.png" xlink:type="simple" xlink:show="embed" xlink:actuate="onLoad" loext:mime-type="image/png"/><svg:title>😉</svg:title></draw:frame></text:span></text:p>
      <text:p text:style-name="P3"><draw:frame draw:style-name="fr1" draw:name="Image8" text:anchor-type="as-char" svg:width="0.423cm" svg:height="0.423cm" draw:z-index="17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text:a xlink:type="simple" xlink:href="https://www.facebook.com/groups/2398771167010554/user/100004384481657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Anna Abgrall</text:a></text:p>
      <text:p text:style-name="P4">Avec ou sans vanille ?? Je me pose la question pour mes prochains pots <draw:frame draw:style-name="fr1" draw:name="Image9" text:anchor-type="as-char" svg:width="0.423cm" svg:height="0.423cm" draw:z-index="7"><draw:image xlink:href="Pictures/10000201000000100000001004B70AE4598E9B2E.png" xlink:type="simple" xlink:show="embed" xlink:actuate="onLoad" loext:mime-type="image/png"/><svg:title>😉</svg:title></draw:frame></text:p>
      <text:p text:style-name="P6"><draw:frame draw:style-name="fr1" draw:name="Image21" text:anchor-type="as-char" svg:width="0.423cm" svg:height="0.423cm" draw:z-index="18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00000579474137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Clemence Guffroy</text:a></text:p>
      <text:p text:style-name="P3"><text:a xlink:type="simple" xlink:href="https://www.facebook.com/groups/2398771167010554/user/100004384481657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Anna Abgrall</text:a><text:span text:style-name="T1">, sans vanille, je n'en avait pas. Mais je retrouve quand même le bon goût de la crème de marron de mon enfance, ma madeleine de proust ! </text:span></text:p>
      <text:p text:style-name="P3"><draw:frame draw:style-name="fr1" draw:name="Image10" text:anchor-type="as-char" svg:width="0.423cm" svg:height="0.423cm" draw:z-index="8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00004384481657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Anna Abgrall</text:a></text:p>
      <text:p text:style-name="P3"><text:a xlink:type="simple" xlink:href="https://www.facebook.com/groups/2398771167010554/user/100000579474137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Clemence Guffroy</text:a><text:span text:style-name="T1"> du coup, je ferai l'essai sans vanille pour goûter une nouvelle saveur. Merci ! </text:span><text:span text:style-name="T1"><draw:frame draw:style-name="fr1" draw:name="Image11" text:anchor-type="as-char" svg:width="0.423cm" svg:height="0.423cm" draw:z-index="9"><draw:image xlink:href="Pictures/100002010000001000000010965A90E0C5EB92FC.png" xlink:type="simple" xlink:show="embed" xlink:actuate="onLoad" loext:mime-type="image/png"/><svg:title>😊</svg:title></draw:frame></text:span></text:p>
      <text:p text:style-name="P6"><draw:frame draw:style-name="fr1" draw:name="Image22" text:anchor-type="as-char" svg:width="0.423cm" svg:height="0.423cm" draw:z-index="19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00000037044888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Béryl Bstll</text:a></text:p>
      <text:p text:style-name="P4">Vous auriez la recette ? Combien de sucre ? Pour quelle quantité de chataignes?</text:p>
      <text:p text:style-name="P6"><draw:frame draw:style-name="fr1" draw:name="Image23" text:anchor-type="as-char" svg:width="0.423cm" svg:height="0.423cm" draw:z-index="20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00000579474137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Clemence Guffroy</text:a></text:p>
      <text:p text:style-name="P3"><text:a xlink:type="simple" xlink:href="https://www.facebook.com/groups/2398771167010554/user/100000037044888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Béryl Bstll</text:a><text:span text:style-name="T1">, on a mis 2,5 kg de châtaignes. On s'est arrêter quand on en pouvait plus d'éplucher !!! Cuit ensuite à la cocotte minute, réduit en purée.</text:span></text:p>
      <text:p text:style-name="P4">Environ 75 cl d'eau pour détendre la purée et 1,5 kg de sucre puis cuisson comme confiture classique</text:p>
      <text:p text:style-name="P3"><text:soft-page-break/><draw:frame draw:style-name="fr1" draw:name="Image12" text:anchor-type="as-char" svg:width="0.423cm" svg:height="0.423cm" draw:z-index="10"><draw:image xlink:href="Pictures/10000459000001C2000001C2DD4AA9F0D6688EC4.svg" xlink:type="simple" xlink:show="embed" xlink:actuate="onLoad" loext:mime-type="image/svg+xml"/><draw:image xlink:href="Pictures/10000201000000110000001121473339C364DFBA.png" xlink:type="simple" xlink:show="embed" xlink:actuate="onLoad" loext:mime-type="image/png"/></draw:frame><draw:frame draw:style-name="fr1" draw:name="Image13" text:anchor-type="as-char" svg:width="0.423cm" svg:height="0.423cm" draw:z-index="11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526643571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Xiane d'Oursland</text:a></text:p>
      <text:p text:style-name="P4">perso 650g de sucre roux bio pour 1kg de purée de chataigne</text:p>
      <text:p text:style-name="P3"><draw:frame draw:style-name="fr1" draw:name="Image14" text:anchor-type="as-char" svg:width="0.423cm" svg:height="0.423cm" draw:z-index="12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519260916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Didier Gusching</text:a></text:p>
      <text:p text:style-name="P4">perso je mets que 35% du poids en sucre , vanille 1/2 gousse gratee , 1/4 citron bio en zeste - fin de cuisson repasse au moulin a legumes fin ...</text:p>
      <text:p text:style-name="P3"><draw:frame draw:style-name="fr1" draw:name="Image15" text:anchor-type="as-char" svg:width="0.423cm" svg:height="0.423cm" draw:z-index="13"><draw:image xlink:href="Pictures/10000459000001C2000001C2DD4AA9F0D6688EC4.svg" xlink:type="simple" xlink:show="embed" xlink:actuate="onLoad" loext:mime-type="image/svg+xml"/><draw:image xlink:href="Pictures/10000201000000110000001121473339C364DFBA.png" xlink:type="simple" xlink:show="embed" xlink:actuate="onLoad" loext:mime-type="image/png"/></draw:frame><draw:frame draw:style-name="fr1" draw:name="Image16" text:anchor-type="as-char" svg:width="0.423cm" svg:height="0.423cm" draw:z-index="14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00001059078507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Loulou Deb</text:a></text:p>
      <text:p text:style-name="P4">J'en ai fait pour la 1ere fois l'année dernière en suivant une recette sans stérilisation mais au bout de quelques semaines tous mes pots étaient foutus (aigre) <draw:frame draw:style-name="fr1" draw:name="Image17" text:anchor-type="as-char" svg:width="0.423cm" svg:height="0.423cm" draw:z-index="15"><draw:image xlink:href="Pictures/100002010000001000000010F11ADABF240C0376.png" xlink:type="simple" xlink:show="embed" xlink:actuate="onLoad" loext:mime-type="image/png"/><svg:title>😢</svg:title></draw:frame><text:s/>donc STÉRILISATION !!</text:p>
      <text:p text:style-name="P3"><draw:frame draw:style-name="fr1" draw:name="Image18" text:anchor-type="as-char" svg:width="0.423cm" svg:height="0.423cm" draw:z-index="16"><draw:image xlink:href="Pictures/100005D1000001C2000001C21EA1EB8F9EBF2F2B.svg" xlink:type="simple" xlink:show="embed" xlink:actuate="onLoad" loext:mime-type="image/svg+xml"/><draw:image xlink:href="Pictures/100002010000001100000011405395729D242220.png" xlink:type="simple" xlink:show="embed" xlink:actuate="onLoad" loext:mime-type="image/png"/></draw:frame></text:p>
      <text:p text:style-name="P3"><text:a xlink:type="simple" xlink:href="https://www.facebook.com/groups/2398771167010554/user/100000579474137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Clemence Guffroy</text:a></text:p>
      <text:p text:style-name="P3"><text:a xlink:type="simple" xlink:href="https://www.facebook.com/groups/2398771167010554/user/1487653633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Elodie Audureau</text:a><text:span text:style-name="T1"> aux vus de plusieurs commentaires, je les passerai demain au stérilisateur. 1h ça suffit ? </text:span></text:p>
      <text:p text:style-name="P3"/>
      <text:p text:style-name="P3"><text:a xlink:type="simple" xlink:href="https://www.facebook.com/groups/2398771167010554/user/1487653633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Elodie Audureau</text:a></text:p>
      <text:p text:style-name="P3"><text:a xlink:type="simple" xlink:href="https://www.facebook.com/groups/2398771167010554/user/100000579474137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Clemence Guffroy</text:a><text:span text:style-name="T1"> mini 1h15</text:span></text:p>
      <text:p text:style-name="Text_20_body"><text:a xlink:type="simple" xlink:href="https://www.facebook.com/groups/2398771167010554/posts/3116563135231350/?comment_id=3117134521840878&amp;reply_comment_id=3117284791825851&amp;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/></text:p>
      <text:list xml:id="list2032897523" text:style-name="L84">
        <text:list-item>
          <text:p text:style-name="P5"><text:a xlink:type="simple" xlink:href="https://www.facebook.com/groups/2398771167010554/user/100004787530662/?__cft__[0]=AZWLcwOhLZQ6RO-6UMGUcEPhMfOpUPmzeAGzieZYuyQdhh8D4p2quJgFLmjbHrDQzq-ujWKlJeuRnyCDVRFsrBJWXIWJyoM0Q7vCzwaOhYAv-DSFky0U99iG7ib1D8-wjvSZYn2claIulue5q6eqUDOlc_-s2kSZ-5QlSXqqUu71mcpSi5ooAS-ROIvV2HtAieU&amp;__tn__=R]-R" text:style-name="Internet_20_link" text:visited-style-name="Visited_20_Internet_20_Link">Sandine Bison</text:a></text:p>
        </text:list-item>
      </text:list>
      <text:p text:style-name="P4">Pas la peine de retourner les pots </text:p>
      <text:p text:style-name="P4">Ça brule les joints des couvercles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fc6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/><text:span text:style-name="MT1">sur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3T20:46:52.943889431</meta:creation-date>
    <dc:date>2021-11-03T21:31:50.071805473</dc:date>
    <meta:editing-duration>PT4M15S</meta:editing-duration>
    <meta:editing-cycles>1</meta:editing-cycles>
    <meta:document-statistic meta:table-count="0" meta:image-count="21" meta:object-count="0" meta:page-count="2" meta:paragraph-count="51" meta:word-count="398" meta:character-count="2361" meta:non-whitespace-character-count="1991"/>
    <meta:generator>LibreOffice/6.1.5.2$Linux_X86_64 LibreOffice_project/10$Build-2</meta:generator>
  </office:meta>
</office:document-meta>
</file>